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47dabe" officeooo:paragraph-rsid="0047dabe" style:font-size-asian="12pt" style:font-style-asian="normal" style:font-weight-asian="normal" style:font-size-complex="12pt" style:font-style-complex="normal" style:font-weight-complex="normal"/>
    </style:style>
    <style:style style:name="P2" style:family="paragraph" style:parent-style-name="Standard">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4a8c72" officeooo:paragraph-rsid="004a8c72" style:font-size-asian="12pt" style:font-style-asian="normal" style:font-weight-asian="normal" style:font-size-complex="12pt" style:font-style-complex="normal" style:font-weight-complex="normal"/>
    </style:style>
    <style:style style:name="P3" style:family="paragraph" style:parent-style-name="Standard" style:list-style-name="L2">
      <loext:graphic-properties draw:fill="none"/>
      <style:paragraph-properties fo:background-color="transparent">
        <style:tab-stops>
          <style:tab-stop style:position="1.199cm"/>
        </style:tab-stops>
      </style:paragraph-properties>
      <style:text-properties fo:font-size="12pt" officeooo:paragraph-rsid="0003dee2" style:font-size-asian="12pt" style:font-size-complex="12pt"/>
    </style:style>
    <style:style style:name="P4" style:family="paragraph" style:parent-style-name="Standard" style:list-style-name="L3">
      <loext:graphic-properties draw:fill="none"/>
      <style:paragraph-properties fo:background-color="transparent">
        <style:tab-stops>
          <style:tab-stop style:position="1.199cm"/>
        </style:tab-stops>
      </style:paragraph-properties>
      <style:text-properties fo:font-size="12pt" officeooo:paragraph-rsid="0003dee2" style:font-size-asian="12pt" style:font-size-complex="12pt"/>
    </style:style>
    <style:style style:name="P5" style:family="paragraph" style:parent-style-name="Standard" style:list-style-name="L4">
      <loext:graphic-properties draw:fill="none"/>
      <style:paragraph-properties fo:background-color="transparent">
        <style:tab-stops>
          <style:tab-stop style:position="1.199cm"/>
        </style:tab-stops>
      </style:paragraph-properties>
      <style:text-properties fo:font-size="12pt" officeooo:paragraph-rsid="0007b16d" style:font-size-asian="12pt" style:font-size-complex="12pt"/>
    </style:style>
    <style:style style:name="P6" style:family="paragraph" style:parent-style-name="Standard" style:list-style-name="L3">
      <loext:graphic-properties draw:fill="none"/>
      <style:paragraph-properties fo:background-color="transparent">
        <style:tab-stops>
          <style:tab-stop style:position="1.199cm"/>
        </style:tab-stops>
      </style:paragraph-properties>
      <style:text-properties fo:font-size="12pt" officeooo:rsid="0003dee2" officeooo:paragraph-rsid="0003dee2" style:font-size-asian="12pt" style:font-size-complex="12pt"/>
    </style:style>
    <style:style style:name="P7" style:family="paragraph" style:parent-style-name="Standard" style:list-style-name="L3">
      <loext:graphic-properties draw:fill="none"/>
      <style:paragraph-properties fo:background-color="transparent">
        <style:tab-stops>
          <style:tab-stop style:position="1.199cm"/>
        </style:tab-stops>
      </style:paragraph-properties>
      <style:text-properties fo:font-size="12pt" officeooo:rsid="0005d631" officeooo:paragraph-rsid="0005d631" style:font-size-asian="12pt" style:font-size-complex="12pt"/>
    </style:style>
    <style:style style:name="P8" style:family="paragraph" style:parent-style-name="Standard" style:list-style-name="L4">
      <loext:graphic-properties draw:fill="none"/>
      <style:paragraph-properties fo:background-color="transparent">
        <style:tab-stops>
          <style:tab-stop style:position="1.199cm"/>
        </style:tab-stops>
      </style:paragraph-properties>
      <style:text-properties fo:font-size="12pt" officeooo:rsid="000b27a5" officeooo:paragraph-rsid="000b27a5" style:font-size-asian="12pt" style:font-size-complex="12pt"/>
    </style:style>
    <style:style style:name="P9" style:family="paragraph" style:parent-style-name="Standard" style:list-style-name="L5">
      <loext:graphic-properties draw:fill="none"/>
      <style:paragraph-properties fo:background-color="transparent">
        <style:tab-stops>
          <style:tab-stop style:position="1.199cm"/>
        </style:tab-stops>
      </style:paragraph-properties>
      <style:text-properties fo:font-size="12pt" officeooo:rsid="000b27a5" officeooo:paragraph-rsid="000b27a5" style:font-size-asian="12pt" style:font-size-complex="12pt"/>
    </style:style>
    <style:style style:name="P10" style:family="paragraph" style:parent-style-name="Standard" style:list-style-name="L4">
      <loext:graphic-properties draw:fill="none"/>
      <style:paragraph-properties fo:background-color="transparent">
        <style:tab-stops>
          <style:tab-stop style:position="1.199cm"/>
        </style:tab-stops>
      </style:paragraph-properties>
      <style:text-properties fo:font-size="12pt" officeooo:rsid="00097bdd" officeooo:paragraph-rsid="00097bdd" style:font-size-asian="12pt" style:font-size-complex="12pt"/>
    </style:style>
    <style:style style:name="P11" style:family="paragraph" style:parent-style-name="Standard" style:list-style-name="L10">
      <loext:graphic-properties draw:fill="none"/>
      <style:paragraph-properties fo:background-color="transparent">
        <style:tab-stops>
          <style:tab-stop style:position="1.199cm"/>
        </style:tab-stops>
      </style:paragraph-properties>
      <style:text-properties fo:font-size="12pt" officeooo:rsid="001fcd74" officeooo:paragraph-rsid="001fcd74" style:font-size-asian="12pt" style:font-size-complex="12pt"/>
    </style:style>
    <style:style style:name="P12" style:family="paragraph" style:parent-style-name="Standard" style:list-style-name="L10">
      <loext:graphic-properties draw:fill="none"/>
      <style:paragraph-properties fo:background-color="transparent">
        <style:tab-stops>
          <style:tab-stop style:position="1.199cm"/>
        </style:tab-stops>
      </style:paragraph-properties>
      <style:text-properties fo:font-size="12pt" officeooo:rsid="00208444" officeooo:paragraph-rsid="00208444" style:font-size-asian="12pt" style:font-size-complex="12pt"/>
    </style:style>
    <style:style style:name="P13" style:family="paragraph" style:parent-style-name="Standard" style:list-style-name="L3">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03dee2" officeooo:paragraph-rsid="0003dee2" style:font-size-asian="12pt" style:font-style-asian="normal" style:font-weight-asian="normal" style:font-size-complex="12pt" style:font-style-complex="normal" style:font-weight-complex="normal"/>
    </style:style>
    <style:style style:name="P14" style:family="paragraph" style:parent-style-name="Standard" style:list-style-name="L16">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42c6e" officeooo:paragraph-rsid="00342c6e" style:font-size-asian="12pt" style:font-style-asian="normal" style:font-weight-asian="normal" style:font-size-complex="12pt" style:font-style-complex="normal" style:font-weight-complex="normal"/>
    </style:style>
    <style:style style:name="P15"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42c6e" officeooo:paragraph-rsid="00342c6e" style:font-size-asian="12pt" style:font-style-asian="normal" style:font-weight-asian="normal" style:font-size-complex="12pt" style:font-style-complex="normal" style:font-weight-complex="normal"/>
    </style:style>
    <style:style style:name="P16"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70045" officeooo:paragraph-rsid="00370045" style:font-size-asian="12pt" style:font-style-asian="normal" style:font-weight-asian="normal" style:font-size-complex="12pt" style:font-style-complex="normal" style:font-weight-complex="normal"/>
    </style:style>
    <style:style style:name="P17"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611ee" officeooo:paragraph-rsid="003611ee" style:font-size-asian="12pt" style:font-style-asian="normal" style:font-weight-asian="normal" style:font-size-complex="12pt" style:font-style-complex="normal" style:font-weight-complex="normal"/>
    </style:style>
    <style:style style:name="P18"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474d0" officeooo:paragraph-rsid="003474d0" style:font-size-asian="12pt" style:font-style-asian="normal" style:font-weight-asian="normal" style:font-size-complex="12pt" style:font-style-complex="normal" style:font-weight-complex="normal"/>
    </style:style>
    <style:style style:name="P19"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a00ce" officeooo:paragraph-rsid="003a00ce" style:font-size-asian="12pt" style:font-style-asian="normal" style:font-weight-asian="normal" style:font-size-complex="12pt" style:font-style-complex="normal" style:font-weight-complex="normal"/>
    </style:style>
    <style:style style:name="P20"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a00ce" officeooo:paragraph-rsid="003a42a2" style:font-size-asian="12pt" style:font-style-asian="normal" style:font-weight-asian="normal" style:font-size-complex="12pt" style:font-style-complex="normal" style:font-weight-complex="normal"/>
    </style:style>
    <style:style style:name="P21"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a00ce" officeooo:paragraph-rsid="003b4c44" style:font-size-asian="12pt" style:font-style-asian="normal" style:font-weight-asian="normal" style:font-size-complex="12pt" style:font-style-complex="normal" style:font-weight-complex="normal"/>
    </style:style>
    <style:style style:name="P22"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a42a2" officeooo:paragraph-rsid="003a42a2" style:font-size-asian="12pt" style:font-style-asian="normal" style:font-weight-asian="normal" style:font-size-complex="12pt" style:font-style-complex="normal" style:font-weight-complex="normal"/>
    </style:style>
    <style:style style:name="P23"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b4c44" officeooo:paragraph-rsid="003b4c44" style:font-size-asian="12pt" style:font-style-asian="normal" style:font-weight-asian="normal" style:font-size-complex="12pt" style:font-style-complex="normal" style:font-weight-complex="normal"/>
    </style:style>
    <style:style style:name="P24"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423e21" officeooo:paragraph-rsid="00423e21" style:font-size-asian="12pt" style:font-style-asian="normal" style:font-weight-asian="normal" style:font-size-complex="12pt" style:font-style-complex="normal" style:font-weight-complex="normal"/>
    </style:style>
    <style:style style:name="P25" style:family="paragraph" style:parent-style-name="Standard" style:list-style-name="L18">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47dabe" officeooo:paragraph-rsid="0047dabe" style:font-size-asian="12pt" style:font-style-asian="normal" style:font-weight-asian="normal" style:font-size-complex="12pt" style:font-style-complex="normal" style:font-weight-complex="normal"/>
    </style:style>
    <style:style style:name="P26" style:family="paragraph" style:parent-style-name="Standard" style:list-style-name="L19">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4c1fff" officeooo:paragraph-rsid="004c1fff" style:font-size-asian="12pt" style:font-style-asian="normal" style:font-weight-asian="normal" style:font-size-complex="12pt" style:font-style-complex="normal" style:font-weight-complex="normal"/>
    </style:style>
    <style:style style:name="P27" style:family="paragraph" style:parent-style-name="Standard" style:list-style-name="L20">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4c1fff" officeooo:paragraph-rsid="004c1fff" style:font-size-asian="12pt" style:font-style-asian="normal" style:font-weight-asian="normal" style:font-size-complex="12pt" style:font-style-complex="normal" style:font-weight-complex="normal"/>
    </style:style>
    <style:style style:name="P28" style:family="paragraph" style:parent-style-name="Standard" style:list-style-name="L21">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566e1e" officeooo:paragraph-rsid="00566e1e" style:font-size-asian="12pt" style:font-style-asian="normal" style:font-weight-asian="normal" style:font-size-complex="12pt" style:font-style-complex="normal" style:font-weight-complex="normal"/>
    </style:style>
    <style:style style:name="P29" style:family="paragraph" style:parent-style-name="Standard" style:list-style-name="L23">
      <loext:graphic-properties draw:fill="none"/>
      <style:paragraph-properties fo:background-color="transparent">
        <style:tab-stops/>
      </style:paragraph-properties>
      <style:text-properties fo:font-size="12pt" fo:font-style="normal" style:text-underline-style="none" fo:font-weight="normal" officeooo:rsid="005749e4" officeooo:paragraph-rsid="005749e4" style:font-size-asian="12pt" style:font-style-asian="normal" style:font-weight-asian="normal" style:font-size-complex="12pt" style:font-style-complex="normal" style:font-weight-complex="normal"/>
    </style:style>
    <style:style style:name="P30" style:family="paragraph" style:parent-style-name="Standard" style:list-style-name="L24">
      <loext:graphic-properties draw:fill="none"/>
      <style:paragraph-properties fo:background-color="transparent">
        <style:tab-stops/>
      </style:paragraph-properties>
      <style:text-properties fo:font-size="12pt" fo:font-style="normal" style:text-underline-style="none" fo:font-weight="normal" officeooo:rsid="005aa105" officeooo:paragraph-rsid="005aa105" style:font-size-asian="12pt" style:font-style-asian="normal" style:font-weight-asian="normal" style:font-size-complex="12pt" style:font-style-complex="normal" style:font-weight-complex="normal"/>
    </style:style>
    <style:style style:name="P31"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cdc9c" officeooo:paragraph-rsid="003e9280" style:font-size-asian="10.5pt" style:font-style-asian="normal" style:font-weight-asian="normal" style:font-size-complex="12pt" style:font-style-complex="normal" style:font-weight-complex="normal"/>
    </style:style>
    <style:style style:name="P32"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e9280" officeooo:paragraph-rsid="003e9280" style:font-size-asian="10.5pt" style:font-style-asian="normal" style:font-weight-asian="normal" style:font-size-complex="12pt" style:font-style-complex="normal" style:font-weight-complex="normal"/>
    </style:style>
    <style:style style:name="P33"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2pt" fo:font-style="normal" style:text-underline-style="none" fo:font-weight="normal" officeooo:rsid="003f329a" officeooo:paragraph-rsid="003f329a" style:font-size-asian="10.5pt" style:font-style-asian="normal" style:font-weight-asian="normal" style:font-size-complex="12pt" style:font-style-complex="normal" style:font-weight-complex="normal"/>
    </style:style>
    <style:style style:name="P34" style:family="paragraph" style:parent-style-name="Standard" style:list-style-name="L11">
      <loext:graphic-properties draw:fill="none"/>
      <style:paragraph-properties fo:background-color="transparent">
        <style:tab-stops>
          <style:tab-stop style:position="1.199cm"/>
        </style:tab-stops>
      </style:paragraph-properties>
      <style:text-properties fo:font-size="12pt" fo:font-style="normal" officeooo:rsid="002386d5" officeooo:paragraph-rsid="0025d427" style:font-size-asian="12pt" style:font-style-asian="normal" style:font-size-complex="12pt" style:font-style-complex="normal"/>
    </style:style>
    <style:style style:name="P35" style:family="paragraph" style:parent-style-name="Standard" style:list-style-name="L12">
      <loext:graphic-properties draw:fill="none"/>
      <style:paragraph-properties fo:background-color="transparent">
        <style:tab-stops>
          <style:tab-stop style:position="1.199cm"/>
        </style:tab-stops>
      </style:paragraph-properties>
      <style:text-properties fo:font-size="12pt" fo:font-style="normal" officeooo:rsid="0025d427" officeooo:paragraph-rsid="0025d427" style:font-size-asian="12pt" style:font-style-asian="normal" style:font-size-complex="12pt" style:font-style-complex="normal"/>
    </style:style>
    <style:style style:name="P36" style:family="paragraph" style:parent-style-name="Standard" style:list-style-name="L13">
      <loext:graphic-properties draw:fill="none"/>
      <style:paragraph-properties fo:background-color="transparent">
        <style:tab-stops>
          <style:tab-stop style:position="1.199cm"/>
        </style:tab-stops>
      </style:paragraph-properties>
      <style:text-properties fo:font-size="12pt" fo:font-style="normal" officeooo:rsid="00285e8b" officeooo:paragraph-rsid="00285e8b" style:font-size-asian="12pt" style:font-style-asian="normal" style:font-size-complex="12pt" style:font-style-complex="normal"/>
    </style:style>
    <style:style style:name="P37" style:family="paragraph" style:parent-style-name="Standard" style:list-style-name="L14">
      <loext:graphic-properties draw:fill="none"/>
      <style:paragraph-properties fo:background-color="transparent">
        <style:tab-stops>
          <style:tab-stop style:position="1.199cm"/>
        </style:tab-stops>
      </style:paragraph-properties>
      <style:text-properties fo:font-size="12pt" fo:font-style="normal" officeooo:rsid="00286c1f" officeooo:paragraph-rsid="00286c1f" style:font-size-asian="12pt" style:font-style-asian="normal" style:font-size-complex="12pt" style:font-style-complex="normal"/>
    </style:style>
    <style:style style:name="P38" style:family="paragraph" style:parent-style-name="Standard" style:list-style-name="L15">
      <loext:graphic-properties draw:fill="none"/>
      <style:paragraph-properties fo:background-color="transparent">
        <style:tab-stops>
          <style:tab-stop style:position="1.199cm"/>
        </style:tab-stops>
      </style:paragraph-properties>
      <style:text-properties fo:font-size="12pt" fo:font-style="normal" officeooo:rsid="002c84b8" officeooo:paragraph-rsid="002c84b8" style:font-size-asian="12pt" style:font-style-asian="normal" style:font-size-complex="12pt" style:font-style-complex="normal"/>
    </style:style>
    <style:style style:name="P39" style:family="paragraph" style:parent-style-name="Standard" style:list-style-name="L4">
      <loext:graphic-properties draw:fill="none"/>
      <style:paragraph-properties fo:background-color="transparent">
        <style:tab-stops>
          <style:tab-stop style:position="1.199cm"/>
        </style:tab-stops>
      </style:paragraph-properties>
      <style:text-properties style:text-line-through-style="none" style:text-line-through-type="none" fo:font-size="12pt" fo:font-style="normal" style:text-underline-style="none" fo:font-weight="normal" officeooo:rsid="0007b16d" officeooo:paragraph-rsid="0007b16d" style:font-size-asian="12pt" style:font-style-asian="normal" style:font-weight-asian="normal" style:font-size-complex="12pt" style:font-style-complex="normal" style:font-weight-complex="normal"/>
    </style:style>
    <style:style style:name="P40" style:family="paragraph" style:parent-style-name="Standard" style:list-style-name="L5">
      <loext:graphic-properties draw:fill="none"/>
      <style:paragraph-properties fo:background-color="transparent">
        <style:tab-stops>
          <style:tab-stop style:position="1.199cm"/>
        </style:tab-stops>
      </style:paragraph-properties>
      <style:text-properties style:text-line-through-style="none" style:text-line-through-type="none" fo:font-size="12pt" fo:font-style="normal" style:text-underline-style="none" fo:font-weight="normal" officeooo:rsid="000b0494" officeooo:paragraph-rsid="000b0494" style:font-size-asian="12pt" style:font-style-asian="normal" style:font-weight-asian="normal" style:font-size-complex="12pt" style:font-style-complex="normal" style:font-weight-complex="normal"/>
    </style:style>
    <style:style style:name="P41" style:family="paragraph" style:parent-style-name="Standard" style:list-style-name="L5">
      <loext:graphic-properties draw:fill="none"/>
      <style:paragraph-properties fo:background-color="transparent">
        <style:tab-stops>
          <style:tab-stop style:position="1.199cm"/>
        </style:tab-stops>
      </style:paragraph-properties>
      <style:text-properties style:text-line-through-style="none" style:text-line-through-type="none" fo:font-size="12pt" fo:font-style="normal" style:text-underline-style="none" fo:font-weight="normal" officeooo:rsid="000b27a5" officeooo:paragraph-rsid="000b27a5" style:font-size-asian="12pt" style:font-style-asian="normal" style:font-weight-asian="normal" style:font-size-complex="12pt" style:font-style-complex="normal" style:font-weight-complex="normal"/>
    </style:style>
    <style:style style:name="P42" style:family="paragraph" style:parent-style-name="Standard" style:list-style-name="L7">
      <loext:graphic-properties draw:fill="none"/>
      <style:paragraph-properties fo:background-color="transparent">
        <style:tab-stops>
          <style:tab-stop style:position="1.199cm"/>
        </style:tab-stops>
      </style:paragraph-properties>
      <style:text-properties style:text-line-through-style="none" style:text-line-through-type="none" fo:font-size="12pt" fo:font-style="normal" style:text-underline-style="none" fo:font-weight="normal" officeooo:rsid="00155007" officeooo:paragraph-rsid="00155007" style:font-size-asian="12pt" style:font-style-asian="normal" style:font-weight-asian="normal" style:font-size-complex="12pt" style:font-style-complex="normal" style:font-weight-complex="normal"/>
    </style:style>
    <style:style style:name="P43" style:family="paragraph" style:parent-style-name="Standard" style:list-style-name="L8">
      <loext:graphic-properties draw:fill="none"/>
      <style:paragraph-properties fo:background-color="transparent">
        <style:tab-stops>
          <style:tab-stop style:position="1.199cm"/>
        </style:tab-stops>
      </style:paragraph-properties>
      <style:text-properties style:text-line-through-style="none" style:text-line-through-type="none" fo:font-size="12pt" fo:font-style="normal" style:text-underline-style="none" fo:font-weight="normal" officeooo:rsid="0017cdfa" officeooo:paragraph-rsid="001a79a9" style:font-size-asian="12pt" style:font-style-asian="normal" style:font-weight-asian="normal" style:font-size-complex="12pt" style:font-style-complex="normal" style:font-weight-complex="normal"/>
    </style:style>
    <style:style style:name="P44" style:family="paragraph" style:parent-style-name="Standard" style:list-style-name="L10">
      <loext:graphic-properties draw:fill="none"/>
      <style:paragraph-properties fo:background-color="transparent">
        <style:tab-stops>
          <style:tab-stop style:position="1.199cm"/>
        </style:tab-stops>
      </style:paragraph-properties>
      <style:text-properties style:text-line-through-style="none" style:text-line-through-type="none" fo:font-size="12pt" fo:font-style="normal" style:text-underline-style="none" fo:font-weight="normal" officeooo:rsid="001e7f9c" officeooo:paragraph-rsid="001e7f9c" style:font-size-asian="12pt" style:font-style-asian="normal" style:font-weight-asian="normal" style:font-size-complex="12pt" style:font-style-complex="normal" style:font-weight-complex="normal"/>
    </style:style>
    <style:style style:name="P45" style:family="paragraph" style:parent-style-name="Standard" style:list-style-name="L10">
      <loext:graphic-properties draw:fill="none"/>
      <style:paragraph-properties fo:background-color="transparent">
        <style:tab-stops>
          <style:tab-stop style:position="1.199cm"/>
        </style:tab-stops>
      </style:paragraph-properties>
      <style:text-properties style:text-line-through-style="none" style:text-line-through-type="none" fo:font-size="12pt" fo:font-style="normal" style:text-underline-style="none" fo:font-weight="normal" officeooo:rsid="00208444" officeooo:paragraph-rsid="00208444" style:font-size-asian="12pt" style:font-style-asian="normal" style:font-weight-asian="normal" style:font-size-complex="12pt" style:font-style-complex="normal" style:font-weight-complex="normal"/>
    </style:style>
    <style:style style:name="P46" style:family="paragraph" style:parent-style-name="Standard" style:list-style-name="L8">
      <loext:graphic-properties draw:fill="none"/>
      <style:paragraph-properties fo:background-color="transparent">
        <style:tab-stops>
          <style:tab-stop style:position="1.199cm"/>
        </style:tab-stops>
      </style:paragraph-properties>
      <style:text-properties style:text-line-through-style="none" style:text-line-through-type="none" style:font-name="Liberation Serif" fo:font-size="12pt" fo:font-style="normal" style:text-underline-style="none" fo:font-weight="normal" officeooo:rsid="0017cdfa" officeooo:paragraph-rsid="001a79a9" style:font-size-asian="12pt" style:font-style-asian="normal" style:font-weight-asian="normal" style:font-size-complex="12pt" style:font-style-complex="normal" style:font-weight-complex="normal"/>
    </style:style>
    <style:style style:name="P47" style:family="paragraph" style:parent-style-name="Standard" style:list-style-name="L8">
      <loext:graphic-properties draw:fill="none"/>
      <style:paragraph-properties fo:background-color="transparent">
        <style:tab-stops>
          <style:tab-stop style:position="1.199cm"/>
        </style:tab-stops>
      </style:paragraph-properties>
      <style:text-properties style:text-line-through-style="none" style:text-line-through-type="none" style:font-name="Liberation Serif" fo:font-size="12pt" fo:font-style="normal" style:text-underline-style="none" fo:font-weight="normal" officeooo:rsid="00184d51" officeooo:paragraph-rsid="001a79a9" style:font-size-asian="12pt" style:font-style-asian="normal" style:font-weight-asian="normal" style:font-size-complex="12pt" style:font-style-complex="normal" style:font-weight-complex="normal"/>
    </style:style>
    <style:style style:name="P48" style:family="paragraph" style:parent-style-name="Standard" style:list-style-name="L6">
      <loext:graphic-properties draw:fill="none"/>
      <style:paragraph-properties fo:background-color="transparent">
        <style:tab-stops>
          <style:tab-stop style:position="1.199cm"/>
        </style:tab-stops>
      </style:paragraph-properties>
      <style:text-properties officeooo:paragraph-rsid="000f56dd"/>
    </style:style>
    <style:style style:name="P49" style:family="paragraph" style:parent-style-name="Standard" style:list-style-name="L9">
      <loext:graphic-properties draw:fill="none"/>
      <style:paragraph-properties fo:background-color="transparent">
        <style:tab-stops>
          <style:tab-stop style:position="1.199cm"/>
        </style:tab-stops>
      </style:paragraph-properties>
      <style:text-properties fo:font-variant="normal" fo:text-transform="none" fo:color="#111111" loext:opacity="100%" style:font-name="Liberation Serif" fo:font-size="12pt" fo:letter-spacing="normal" fo:font-style="normal" fo:font-weight="normal" officeooo:rsid="001c76f3" officeooo:paragraph-rsid="001c76f3" style:font-size-asian="12pt" style:font-size-complex="12pt"/>
    </style:style>
    <style:style style:name="P50"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3pt" fo:font-style="normal" style:text-underline-style="solid" style:text-underline-width="auto" style:text-underline-color="font-color" fo:font-weight="bold" officeooo:rsid="003a00ce" officeooo:paragraph-rsid="003a00ce" style:font-size-asian="13pt" style:font-style-asian="normal" style:font-weight-asian="bold" style:font-size-complex="13pt" style:font-style-complex="normal" style:font-weight-complex="bold"/>
    </style:style>
    <style:style style:name="P51"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3pt" fo:font-style="normal" style:text-underline-style="solid" style:text-underline-width="auto" style:text-underline-color="font-color" fo:font-weight="bold" officeooo:rsid="003b4c44" officeooo:paragraph-rsid="003b4c44" style:font-size-asian="13pt" style:font-style-asian="normal" style:font-weight-asian="bold" style:font-size-complex="13pt" style:font-style-complex="normal" style:font-weight-complex="bold"/>
    </style:style>
    <style:style style:name="P52"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3pt" fo:font-style="normal" style:text-underline-style="solid" style:text-underline-width="auto" style:text-underline-color="font-color" fo:font-weight="bold" officeooo:rsid="003cdc9c" officeooo:paragraph-rsid="003cdc9c" style:font-size-asian="13pt" style:font-style-asian="normal" style:font-weight-asian="bold" style:font-size-complex="13pt" style:font-style-complex="normal" style:font-weight-complex="bold"/>
    </style:style>
    <style:style style:name="P53" style:family="paragraph" style:parent-style-name="Standard" style:list-style-name="L17">
      <loext:graphic-properties draw:fill="none"/>
      <style:paragraph-properties fo:background-color="transparent">
        <style:tab-stops>
          <style:tab-stop style:position="1.199cm"/>
        </style:tab-stops>
      </style:paragraph-properties>
      <style:text-properties fo:font-size="13pt" fo:font-style="normal" style:text-underline-style="solid" style:text-underline-width="auto" style:text-underline-color="font-color" fo:font-weight="bold" officeooo:rsid="00423e21" officeooo:paragraph-rsid="00423e21" style:font-size-asian="13pt" style:font-style-asian="normal" style:font-weight-asian="bold" style:font-size-complex="13pt" style:font-style-complex="normal" style:font-weight-complex="bold"/>
    </style:style>
    <style:style style:name="P54" style:family="paragraph" style:parent-style-name="Standard" style:list-style-name="L23">
      <loext:graphic-properties draw:fill="none"/>
      <style:paragraph-properties fo:background-color="transparent">
        <style:tab-stops/>
      </style:paragraph-properties>
      <style:text-properties officeooo:rsid="005749e4" officeooo:paragraph-rsid="005749e4"/>
    </style:style>
    <style:style style:name="P55" style:family="paragraph" style:parent-style-name="Standard" style:list-style-name="L1" style:master-page-name="">
      <loext:graphic-properties draw:fill="none"/>
      <style:paragraph-properties fo:margin-left="0cm" fo:margin-right="0cm" fo:text-indent="-0.801cm" style:auto-text-indent="false" style:page-number="auto" fo:background-color="transparent">
        <style:tab-stops>
          <style:tab-stop style:position="1.199cm"/>
        </style:tab-stops>
      </style:paragraph-properties>
      <style:text-properties fo:font-size="12pt" fo:font-style="normal" officeooo:rsid="000c2d9f" officeooo:paragraph-rsid="000c2d9f" style:font-size-asian="12pt" style:font-style-asian="normal" style:font-size-complex="12pt" style:font-style-complex="normal"/>
    </style:style>
    <style:style style:name="P56"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officeooo:rsid="0017cdfa" officeooo:paragraph-rsid="0017cdfa" style:font-size-asian="12pt" style:font-style-asian="normal" style:font-size-complex="12pt" style:font-style-complex="normal"/>
    </style:style>
    <style:style style:name="P57"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officeooo:rsid="0003dee2" officeooo:paragraph-rsid="0003dee2" style:font-size-asian="12pt" style:font-style-asian="normal" style:font-size-complex="12pt" style:font-style-complex="normal"/>
    </style:style>
    <style:style style:name="P58"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officeooo:rsid="002386d5" officeooo:paragraph-rsid="002386d5" style:font-size-asian="12pt" style:font-style-asian="normal" style:font-size-complex="12pt" style:font-style-complex="normal"/>
    </style:style>
    <style:style style:name="P59"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officeooo:rsid="0025d427" officeooo:paragraph-rsid="0025d427" style:font-size-asian="12pt" style:font-style-asian="normal" style:font-size-complex="12pt" style:font-style-complex="normal"/>
    </style:style>
    <style:style style:name="P60"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officeooo:rsid="00285e8b" officeooo:paragraph-rsid="00285e8b" style:font-size-asian="12pt" style:font-style-asian="normal" style:font-size-complex="12pt" style:font-style-complex="normal"/>
    </style:style>
    <style:style style:name="P61"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officeooo:rsid="00286c1f" officeooo:paragraph-rsid="00286c1f" style:font-size-asian="12pt" style:font-style-asian="normal" style:font-size-complex="12pt" style:font-style-complex="normal"/>
    </style:style>
    <style:style style:name="P62"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officeooo:rsid="002ded58" officeooo:paragraph-rsid="002ded58" style:font-size-asian="12pt" style:font-style-asian="normal" style:font-size-complex="12pt" style:font-style-complex="normal"/>
    </style:style>
    <style:style style:name="P63"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solid" style:text-underline-width="auto" style:text-underline-color="font-color" fo:font-weight="bold" officeooo:rsid="0003dee2" officeooo:paragraph-rsid="0003dee2" style:font-size-asian="12pt" style:font-style-asian="normal" style:font-weight-asian="bold" style:font-size-complex="12pt" style:font-style-complex="normal" style:font-weight-complex="bold"/>
    </style:style>
    <style:style style:name="P64"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solid" style:text-underline-width="auto" style:text-underline-color="font-color" fo:font-weight="bold" officeooo:rsid="00342c6e" officeooo:paragraph-rsid="00342c6e" style:font-size-asian="12pt" style:font-style-asian="normal" style:font-weight-asian="bold" style:font-size-complex="12pt" style:font-style-complex="normal" style:font-weight-complex="bold"/>
    </style:style>
    <style:style style:name="P65"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solid" style:text-underline-width="auto" style:text-underline-color="font-color" fo:font-weight="bold" officeooo:rsid="0047dabe" officeooo:paragraph-rsid="0047dabe" style:font-size-asian="12pt" style:font-style-asian="normal" style:font-weight-asian="bold" style:font-size-complex="12pt" style:font-style-complex="normal" style:font-weight-complex="bold"/>
    </style:style>
    <style:style style:name="P66"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fo:font-weight="bold" officeooo:rsid="002c84b8" officeooo:paragraph-rsid="002c84b8" style:font-size-asian="12pt" style:font-style-asian="normal" style:font-weight-asian="bold" style:font-size-complex="12pt" style:font-style-complex="normal" style:font-weight-complex="bold"/>
    </style:style>
    <style:style style:name="P67"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4528bc" officeooo:paragraph-rsid="004528bc" style:font-size-asian="12pt" style:font-style-asian="normal" style:font-weight-asian="normal" style:font-size-complex="12pt" style:font-style-complex="normal" style:font-weight-complex="normal"/>
    </style:style>
    <style:style style:name="P68"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4528f0" officeooo:paragraph-rsid="004528f0" style:font-size-asian="12pt" style:font-style-asian="normal" style:font-weight-asian="normal" style:font-size-complex="12pt" style:font-style-complex="normal" style:font-weight-complex="normal"/>
    </style:style>
    <style:style style:name="P69"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4a8c72" officeooo:paragraph-rsid="004a8c72" style:font-size-asian="12pt" style:font-style-asian="normal" style:font-weight-asian="normal" style:font-size-complex="12pt" style:font-style-complex="normal" style:font-weight-complex="normal"/>
    </style:style>
    <style:style style:name="P70"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4c1fff" officeooo:paragraph-rsid="004c1fff" style:font-size-asian="12pt" style:font-style-asian="normal" style:font-weight-asian="normal" style:font-size-complex="12pt" style:font-style-complex="normal" style:font-weight-complex="normal"/>
    </style:style>
    <style:style style:name="P71"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4f8715" officeooo:paragraph-rsid="004f8715" style:font-size-asian="12pt" style:font-style-asian="normal" style:font-weight-asian="normal" style:font-size-complex="12pt" style:font-style-complex="normal" style:font-weight-complex="normal"/>
    </style:style>
    <style:style style:name="P72" style:family="paragraph" style:parent-style-name="Standard" style:list-style-name="L22">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4f8715" officeooo:paragraph-rsid="005749e4" style:font-size-asian="12pt" style:font-style-asian="normal" style:font-weight-asian="normal" style:font-size-complex="12pt" style:font-style-complex="normal" style:font-weight-complex="normal"/>
    </style:style>
    <style:style style:name="P73"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502512" officeooo:paragraph-rsid="00502512" style:font-size-asian="12pt" style:font-style-asian="normal" style:font-weight-asian="normal" style:font-size-complex="12pt" style:font-style-complex="normal" style:font-weight-complex="normal"/>
    </style:style>
    <style:style style:name="P74"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5320a2" officeooo:paragraph-rsid="005320a2" style:font-size-asian="12pt" style:font-style-asian="normal" style:font-weight-asian="normal" style:font-size-complex="12pt" style:font-style-complex="normal" style:font-weight-complex="normal"/>
    </style:style>
    <style:style style:name="P75"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541e75" officeooo:paragraph-rsid="00541e75" style:font-size-asian="12pt" style:font-style-asian="normal" style:font-weight-asian="normal" style:font-size-complex="12pt" style:font-style-complex="normal" style:font-weight-complex="normal"/>
    </style:style>
    <style:style style:name="P76"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55203e" officeooo:paragraph-rsid="0055203e" style:font-size-asian="12pt" style:font-style-asian="normal" style:font-weight-asian="normal" style:font-size-complex="12pt" style:font-style-complex="normal" style:font-weight-complex="normal"/>
    </style:style>
    <style:style style:name="P77"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566e1e" officeooo:paragraph-rsid="00566e1e" style:font-size-asian="12pt" style:font-style-asian="normal" style:font-weight-asian="normal" style:font-size-complex="12pt" style:font-style-complex="normal" style:font-weight-complex="normal"/>
    </style:style>
    <style:style style:name="P78"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normal" officeooo:rsid="005749e4" officeooo:paragraph-rsid="005749e4" style:font-size-asian="12pt" style:font-style-asian="normal" style:font-weight-asian="normal" style:font-size-complex="12pt" style:font-style-complex="normal" style:font-weight-complex="normal"/>
    </style:style>
    <style:style style:name="P79" style:family="paragraph" style:parent-style-name="Standard" style:list-style-name="L1">
      <loext:graphic-properties draw:fill="none"/>
      <style:paragraph-properties fo:margin-left="0cm" fo:margin-right="0cm" fo:text-indent="-0.801cm" style:auto-text-indent="false" fo:background-color="transparent">
        <style:tab-stops/>
      </style:paragraph-properties>
      <style:text-properties fo:font-size="12pt" fo:font-style="normal" style:text-underline-style="none" fo:font-weight="normal" officeooo:rsid="005749e4" officeooo:paragraph-rsid="005749e4" style:font-size-asian="12pt" style:font-style-asian="normal" style:font-weight-asian="normal" style:font-size-complex="12pt" style:font-style-complex="normal" style:font-weight-complex="normal"/>
    </style:style>
    <style:style style:name="P80"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fo:font-style="normal" style:text-underline-style="none" fo:font-weight="bold" officeooo:rsid="004a8c72" officeooo:paragraph-rsid="004a8c72" style:font-size-asian="12pt" style:font-style-asian="normal" style:font-weight-asian="bold" style:font-size-complex="12pt" style:font-style-complex="normal" style:font-weight-complex="bold"/>
    </style:style>
    <style:style style:name="P81"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officeooo:rsid="0003dee2" officeooo:paragraph-rsid="0003dee2" style:font-size-asian="12pt" style:font-size-complex="12pt"/>
    </style:style>
    <style:style style:name="P82"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2pt" officeooo:rsid="001d9211" officeooo:paragraph-rsid="001d9211" style:font-size-asian="12pt" style:font-size-complex="12pt"/>
    </style:style>
    <style:style style:name="P83"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style:text-line-through-style="none" style:text-line-through-type="none" fo:font-size="12pt" fo:font-style="normal" style:text-underline-style="none" fo:font-weight="normal" officeooo:rsid="00049c35" officeooo:paragraph-rsid="00049c35" style:font-size-asian="12pt" style:font-style-asian="normal" style:font-weight-asian="normal" style:font-size-complex="12pt" style:font-style-complex="normal" style:font-weight-complex="normal"/>
    </style:style>
    <style:style style:name="P84"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style:text-line-through-style="none" style:text-line-through-type="none" fo:font-size="12pt" fo:font-style="normal" style:text-underline-style="none" fo:font-weight="normal" officeooo:rsid="000e3840" officeooo:paragraph-rsid="000e3840" style:font-size-asian="12pt" style:font-style-asian="normal" style:font-weight-asian="normal" style:font-size-complex="12pt" style:font-style-complex="normal" style:font-weight-complex="normal"/>
    </style:style>
    <style:style style:name="P85"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style:text-line-through-style="none" style:text-line-through-type="none" fo:font-size="12pt" fo:font-style="normal" style:text-underline-style="none" fo:font-weight="normal" officeooo:rsid="0013b882" officeooo:paragraph-rsid="0013b882" style:font-size-asian="12pt" style:font-style-asian="normal" style:font-weight-asian="normal" style:font-size-complex="12pt" style:font-style-complex="normal" style:font-weight-complex="normal"/>
    </style:style>
    <style:style style:name="P86"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style:text-line-through-style="none" style:text-line-through-type="none" fo:font-size="12pt" fo:font-style="normal" style:text-underline-style="none" fo:font-weight="normal" officeooo:rsid="0017cdfa" officeooo:paragraph-rsid="0017cdfa" style:font-size-asian="12pt" style:font-style-asian="normal" style:font-weight-asian="normal" style:font-size-complex="12pt" style:font-style-complex="normal" style:font-weight-complex="normal"/>
    </style:style>
    <style:style style:name="P87"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style:text-line-through-style="none" style:text-line-through-type="none" fo:font-size="12pt" fo:font-style="normal" style:text-underline-style="solid" style:text-underline-width="auto" style:text-underline-color="font-color" fo:font-weight="bold" officeooo:rsid="000b0494" officeooo:paragraph-rsid="000b0494" style:font-size-asian="12pt" style:font-style-asian="normal" style:font-weight-asian="bold" style:font-size-complex="12pt" style:font-style-complex="normal" style:font-weight-complex="bold"/>
    </style:style>
    <style:style style:name="P88"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style:text-line-through-style="none" style:text-line-through-type="none" fo:font-size="12pt" style:text-underline-style="none" fo:font-weight="normal" officeooo:rsid="0005b716" officeooo:paragraph-rsid="0005d631" style:font-size-asian="12pt" style:font-weight-asian="normal" style:font-size-complex="12pt" style:font-weight-complex="normal"/>
    </style:style>
    <style:style style:name="P89"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style:text-line-through-style="none" style:text-line-through-type="none" fo:font-size="12pt" style:text-underline-style="none" fo:font-weight="normal" officeooo:rsid="0018e2ff" officeooo:paragraph-rsid="0018e2ff" style:font-size-asian="12pt" style:font-weight-asian="normal" style:font-size-complex="12pt" style:font-weight-complex="normal"/>
    </style:style>
    <style:style style:name="P90"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officeooo:paragraph-rsid="00342c6e"/>
    </style:style>
    <style:style style:name="P91" style:family="paragraph" style:parent-style-name="Standard" style:list-style-name="L22">
      <loext:graphic-properties draw:fill="none"/>
      <style:paragraph-properties fo:margin-left="0cm" fo:margin-right="0cm" fo:text-indent="-0.801cm" style:auto-text-indent="false" fo:background-color="transparent">
        <style:tab-stops>
          <style:tab-stop style:position="1.199cm"/>
        </style:tab-stops>
      </style:paragraph-properties>
      <style:text-properties officeooo:paragraph-rsid="005749e4"/>
    </style:style>
    <style:style style:name="P92"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officeooo:rsid="001a79a9" officeooo:paragraph-rsid="001a79a9"/>
    </style:style>
    <style:style style:name="P93"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3pt" fo:font-style="normal" style:text-underline-style="none" fo:font-weight="bold" officeooo:rsid="004c1fff" officeooo:paragraph-rsid="004c1fff" style:font-size-asian="13pt" style:font-style-asian="normal" style:font-weight-asian="bold" style:font-size-complex="13pt" style:font-style-complex="normal" style:font-weight-complex="bold"/>
    </style:style>
    <style:style style:name="P94" style:family="paragraph" style:parent-style-name="Standard" style:list-style-name="L1">
      <loext:graphic-properties draw:fill="none"/>
      <style:paragraph-properties fo:margin-left="0cm" fo:margin-right="0cm" fo:text-indent="-0.801cm" style:auto-text-indent="false" fo:background-color="transparent">
        <style:tab-stops>
          <style:tab-stop style:position="1.199cm"/>
        </style:tab-stops>
      </style:paragraph-properties>
      <style:text-properties fo:font-size="14pt" fo:font-style="normal" style:text-underline-style="none" fo:font-weight="bold" officeooo:rsid="004c1fff" officeooo:paragraph-rsid="004c1fff" style:font-size-asian="14pt" style:font-style-asian="normal" style:font-weight-asian="bold" style:font-size-complex="14pt"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officeooo:rsid="0003dee2" style:font-style-asian="normal" style:font-style-complex="normal"/>
    </style:style>
    <style:style style:name="T3" style:family="text">
      <style:text-properties fo:font-style="normal" officeooo:rsid="000e1a4e"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03dee2"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officeooo:rsid="0003dee2"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fo:font-weight="bold" officeooo:rsid="0003dee2" style:font-style-asian="normal" style:font-weight-asian="bold" style:font-style-complex="normal" style:font-weight-complex="bold"/>
    </style:style>
    <style:style style:name="T10" style:family="text">
      <style:text-properties fo:font-style="normal" style:text-underline-style="solid" style:text-underline-width="auto" style:text-underline-color="font-color" fo:font-weight="bold" officeooo:rsid="0007b16d" style:font-style-asian="normal" style:font-weight-asian="bold" style:font-style-complex="normal" style:font-weight-complex="bold"/>
    </style:style>
    <style:style style:name="T11"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12" style:family="text">
      <style:text-properties style:text-line-through-style="none" style:text-line-through-type="none" fo:font-style="normal" style:text-underline-style="none" fo:font-weight="normal" officeooo:rsid="0007b16d" style:font-style-asian="normal" style:font-weight-asian="normal" style:font-style-complex="normal" style:font-weight-complex="normal"/>
    </style:style>
    <style:style style:name="T13" style:family="text">
      <style:text-properties style:text-line-through-style="none" style:text-line-through-type="none" fo:font-style="normal" style:text-underline-style="none" fo:font-weight="normal" officeooo:rsid="00097bdd" style:font-style-asian="normal" style:font-weight-asian="normal" style:font-style-complex="normal" style:font-weight-complex="normal"/>
    </style:style>
    <style:style style:name="T14" style:family="text">
      <style:text-properties style:text-line-through-style="none" style:text-line-through-type="none" fo:font-style="normal" style:text-underline-style="none" fo:font-weight="normal" officeooo:rsid="001e7f9c" style:font-style-asian="normal" style:font-weight-asian="normal" style:font-style-complex="normal" style:font-weight-complex="normal"/>
    </style:style>
    <style:style style:name="T15" style:family="text">
      <style:text-properties style:text-line-through-style="none" style:text-line-through-type="none" fo:font-style="normal" style:text-underline-style="none" fo:font-weight="normal" officeooo:rsid="002049d3" style:font-style-asian="normal" style:font-weight-asian="normal" style:font-style-complex="normal" style:font-weight-complex="normal"/>
    </style:style>
    <style:style style:name="T16" style:family="text">
      <style:text-properties style:text-line-through-style="none" style:text-line-through-type="none" fo:font-style="normal" style:text-underline-style="none" fo:font-weight="bold" style:font-style-asian="normal" style:font-weight-asian="bold" style:font-style-complex="normal" style:font-weight-complex="bold"/>
    </style:style>
    <style:style style:name="T17" style:family="text">
      <style:text-properties style:text-line-through-style="none" style:text-line-through-type="none" fo:font-style="normal" style:text-underline-style="none" fo:font-weight="bold" officeooo:rsid="0007b16d" style:font-style-asian="normal" style:font-weight-asian="bold" style:font-style-complex="normal" style:font-weight-complex="bold"/>
    </style:style>
    <style:style style:name="T18" style:family="text">
      <style:text-properties style:text-line-through-style="none" style:text-line-through-type="none" fo:font-style="normal" style:text-underline-style="none" fo:font-weight="bold" officeooo:rsid="00097bdd" style:font-style-asian="normal" style:font-weight-asian="bold" style:font-style-complex="normal" style:font-weight-complex="bold"/>
    </style:style>
    <style:style style:name="T19" style:family="text">
      <style:text-properties style:text-line-through-style="none" style:text-line-through-type="none" fo:font-style="normal" style:text-underline-style="none" fo:font-weight="bold" officeooo:rsid="002049d3" style:font-style-asian="normal" style:font-weight-asian="bold" style:font-style-complex="normal" style:font-weight-complex="bold"/>
    </style:style>
    <style:style style:name="T20" style:family="text">
      <style:text-properties style:text-line-through-style="none" style:text-line-through-type="none" fo:font-size="12pt" fo:font-style="normal" style:text-underline-style="none" fo:font-weight="normal" officeooo:rsid="000f56dd" style:font-size-asian="12pt" style:font-style-asian="normal" style:font-weight-asian="normal" style:font-size-complex="12pt" style:font-style-complex="normal" style:font-weight-complex="normal"/>
    </style:style>
    <style:style style:name="T21" style:family="text">
      <style:text-properties style:text-line-through-style="none" style:text-line-through-type="none" fo:font-size="12pt" fo:font-style="normal" style:text-underline-style="none" fo:font-weight="normal" officeooo:rsid="000e3840" style:font-size-asian="12pt" style:font-style-asian="normal" style:font-weight-asian="normal" style:font-size-complex="12pt" style:font-style-complex="normal" style:font-weight-complex="normal"/>
    </style:style>
    <style:style style:name="T22" style:family="text">
      <style:text-properties style:text-line-through-style="none" style:text-line-through-type="none" fo:font-size="12pt" fo:font-style="normal" style:text-underline-style="none" fo:font-weight="normal" officeooo:rsid="0010e090" style:font-size-asian="12pt" style:font-style-asian="normal" style:font-weight-asian="normal" style:font-size-complex="12pt" style:font-style-complex="normal" style:font-weight-complex="normal"/>
    </style:style>
    <style:style style:name="T23" style:family="text">
      <style:text-properties style:text-line-through-style="none" style:text-line-through-type="none" fo:font-size="12pt" fo:font-style="normal" style:text-underline-style="none" fo:font-weight="normal" officeooo:rsid="0011d79a" style:font-size-asian="12pt" style:font-style-asian="normal" style:font-weight-asian="normal" style:font-size-complex="12pt" style:font-style-complex="normal" style:font-weight-complex="normal"/>
    </style:style>
    <style:style style:name="T24" style:family="text">
      <style:text-properties style:text-line-through-style="none" style:text-line-through-type="none" fo:font-size="12pt" fo:font-style="normal" style:text-underline-style="none" fo:font-weight="normal" officeooo:rsid="00342c6e" style:font-size-asian="12pt" style:font-style-asian="normal" style:font-weight-asian="normal" style:font-size-complex="12pt" style:font-style-complex="normal" style:font-weight-complex="normal"/>
    </style:style>
    <style:style style:name="T25" style:family="text">
      <style:text-properties style:text-line-through-style="none" style:text-line-through-type="none" fo:font-size="12pt" fo:font-style="normal" style:text-underline-style="none" fo:font-weight="bold" officeooo:rsid="0003dee2" style:font-size-asian="12pt" style:font-style-asian="normal" style:font-weight-asian="bold" style:font-size-complex="12pt" style:font-style-complex="normal" style:font-weight-complex="bold"/>
    </style:style>
    <style:style style:name="T26" style:family="text">
      <style:text-properties style:text-line-through-style="none" style:text-line-through-type="none" fo:font-size="12pt" fo:font-style="normal" style:text-underline-style="none" fo:font-weight="bold" officeooo:rsid="000e3840" style:font-size-asian="12pt" style:font-style-asian="normal" style:font-weight-asian="bold" style:font-size-complex="12pt" style:font-style-complex="normal" style:font-weight-complex="bold"/>
    </style:style>
    <style:style style:name="T27" style:family="text">
      <style:text-properties style:text-line-through-style="none" style:text-line-through-type="none" fo:font-size="12pt" fo:font-style="normal" style:text-underline-style="none" fo:font-weight="bold" officeooo:rsid="00342c6e" style:font-size-asian="12pt" style:font-style-asian="normal" style:font-weight-asian="bold" style:font-size-complex="12pt" style:font-style-complex="normal" style:font-weight-complex="bold"/>
    </style:style>
    <style:style style:name="T28" style:family="text">
      <style:text-properties fo:font-weight="bold" style:font-weight-asian="bold" style:font-weight-complex="bold"/>
    </style:style>
    <style:style style:name="T29" style:family="text">
      <style:text-properties fo:font-weight="bold" officeooo:rsid="0023f8e3" style:font-weight-asian="bold" style:font-weight-complex="bold"/>
    </style:style>
    <style:style style:name="T30" style:family="text">
      <style:text-properties fo:font-weight="bold" officeooo:rsid="003cdc9c" style:font-weight-asian="bold" style:font-weight-complex="bold"/>
    </style:style>
    <style:style style:name="T31" style:family="text">
      <style:text-properties fo:font-weight="bold" officeooo:rsid="00463b8a" style:font-weight-asian="bold" style:font-weight-complex="bold"/>
    </style:style>
    <style:style style:name="T32" style:family="text">
      <style:text-properties fo:font-variant="normal" fo:text-transform="none" fo:color="#0175c2"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33" style:family="text">
      <style:text-properties fo:font-variant="normal" fo:text-transform="none" fo:color="#0175c2" loext:opacity="10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34" style:family="text">
      <style:text-properties fo:font-variant="normal" fo:text-transform="none" fo:color="#111111" loext:opacity="100%" style:font-name="Liberation Serif" fo:font-size="12pt" fo:letter-spacing="normal" fo:font-style="normal" fo:font-weight="normal" style:font-size-asian="12pt" style:font-size-complex="12pt"/>
    </style:style>
    <style:style style:name="T35" style:family="text">
      <style:text-properties fo:font-variant="normal" fo:text-transform="none" fo:color="#111111"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36" style:family="text">
      <style:text-properties fo:font-variant="normal" fo:text-transform="none" fo:color="#13b9fd"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37" style:family="text">
      <style:text-properties style:font-name="Liberation Serif"/>
    </style:style>
    <style:style style:name="T38" style:family="text">
      <style:text-properties officeooo:rsid="0023f8e3"/>
    </style:style>
    <style:style style:name="T39" style:family="text">
      <style:text-properties fo:color="#a9b7c6" loext:opacity="100%" style:font-name="DejaVu Sans Mono" fo:font-weight="normal" style:font-weight-asian="normal"/>
    </style:style>
    <style:style style:name="T40" style:family="text">
      <style:text-properties fo:color="#ffc66d" loext:opacity="100%" style:font-name="DejaVu Sans Mono" fo:font-weight="normal" style:font-weight-asian="normal"/>
    </style:style>
    <style:style style:name="T41" style:family="text">
      <style:text-properties fo:color="#cc7832" loext:opacity="100%" style:font-name="DejaVu Sans Mono" fo:font-weight="normal" style:font-weight-asian="normal"/>
    </style:style>
    <style:style style:name="T42" style:family="text">
      <style:text-properties fo:color="#9876aa" loext:opacity="100%" style:font-name="DejaVu Sans Mono" fo:font-style="italic" fo:font-weight="normal" style:font-style-asian="italic" style:font-weight-asian="normal"/>
    </style:style>
    <style:style style:name="T43" style:family="text">
      <style:text-properties fo:color="#6897bb" loext:opacity="100%" style:font-name="DejaVu Sans Mono" fo:font-weight="normal" style:font-weight-asian="normal"/>
    </style:style>
    <style:style style:name="T44" style:family="text">
      <style:text-properties fo:color="#000000" loext:opacity="100%" style:font-name="DejaVu Sans Mono" fo:font-weight="normal" style:font-weight-asian="normal"/>
    </style:style>
    <style:style style:name="T45" style:family="text">
      <style:text-properties officeooo:rsid="00314606"/>
    </style:style>
    <style:style style:name="T46" style:family="text">
      <style:text-properties style:text-position="super 58%"/>
    </style:style>
    <style:style style:name="T47" style:family="text">
      <style:text-properties officeooo:rsid="003611ee"/>
    </style:style>
    <style:style style:name="T48" style:family="text">
      <style:text-properties officeooo:rsid="003a42a2"/>
    </style:style>
    <style:style style:name="T49" style:family="text">
      <style:text-properties officeooo:rsid="003cdc9c"/>
    </style:style>
    <style:style style:name="T50" style:family="text">
      <style:text-properties officeooo:rsid="004533cb"/>
    </style:style>
    <style:style style:name="T5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2" style:family="text">
      <style:text-properties fo:font-size="12pt" fo:font-style="normal" style:text-underline-style="none" fo:font-weight="normal" officeooo:rsid="004f8715" style:font-size-asian="12pt" style:font-style-asian="normal" style:font-weight-asian="normal" style:font-size-complex="12pt" style:font-style-complex="normal" style:font-weight-complex="normal"/>
    </style:style>
    <style:style style:name="T53" style:family="text">
      <style:text-properties fo:font-size="12pt" fo:font-style="normal" style:text-underline-style="none" fo:font-weight="normal" officeooo:rsid="005749e4" style:font-size-asian="12pt" style:font-style-asian="normal" style:font-weight-asian="normal" style:font-size-complex="12pt" style:font-style-complex="normal" style:font-weight-complex="normal"/>
    </style:style>
    <style:style style:name="T54" style:family="text">
      <style:text-properties fo:font-size="12pt" fo:font-style="normal" style:text-underline-style="none" fo:font-weight="bold" officeooo:rsid="004f8715" style:font-size-asian="12pt" style:font-style-asian="normal" style:font-weight-asian="bold" style:font-size-complex="12pt"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69cm" fo:text-indent="-0.635cm" fo:margin-left="0.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cm" fo:text-indent="-0.635cm" fo:margin-left="1.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184cm" fo:text-indent="-0.635cm" fo:margin-left="6.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04cm" fo:text-indent="-0.635cm" fo:margin-left="1.1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84cm" fo:text-indent="-0.635cm" fo:margin-left="6.1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19cm" fo:text-indent="-0.635cm" fo:margin-left="6.81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69cm" fo:text-indent="-0.635cm" fo:margin-left="0.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cm" fo:text-indent="-0.635cm" fo:margin-left="1.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184cm" fo:text-indent="-0.635cm" fo:margin-left="6.1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69cm" fo:text-indent="-0.635cm" fo:margin-left="0.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cm" fo:text-indent="-0.635cm" fo:margin-left="1.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184cm" fo:text-indent="-0.635cm" fo:margin-left="6.1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04cm" fo:text-indent="-0.635cm" fo:margin-left="1.1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84cm" fo:text-indent="-0.635cm" fo:margin-left="6.1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19cm" fo:text-indent="-0.635cm" fo:margin-left="6.81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69cm" fo:text-indent="-0.635cm" fo:margin-left="0.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cm" fo:text-indent="-0.635cm" fo:margin-left="1.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184cm" fo:text-indent="-0.635cm" fo:margin-left="6.1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67cm" fo:text-indent="-0.635cm" fo:margin-left="0.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2cm" fo:text-indent="-0.635cm" fo:margin-left="1.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64cm" fo:text-indent="-0.635cm" fo:margin-left="0.5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19cm" fo:text-indent="-0.635cm" fo:margin-left="8.8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54cm" fo:text-indent="-0.635cm" fo:margin-left="9.4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89cm" fo:text-indent="-0.635cm" fo:margin-left="10.08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35361021" text:style-name="L1">
        <text:list-item>
          <text:p text:style-name="P55">Ctlr+q – to get the details of widget</text:p>
        </text:list-item>
        <text:list-item>
          <text:p text:style-name="P56">Alt + Enter – to get the option menu , mainly for wrap</text:p>
        </text:list-item>
        <text:list-item>
          <text:p text:style-name="P81"><text:span text:style-name="T1">Image – to insert more images, create a folder images. And in </text:span><text:span text:style-name="T4">pubspec.yaml</text:span><text:span text:style-name="T1">, uncomment assets (2 spaces btw margin)and add the image directory there.</text:span></text:p>
        </text:list-item>
      </text:list>
      <text:list xml:id="list47045733" text:style-name="L2">
        <text:list-item>
          <text:p text:style-name="P3"><text:span text:style-name="T5">NetworkImage</text:span><text:span text:style-name="T2"> – to add image from an url</text:span></text:p>
        </text:list-item>
        <text:list-item>
          <text:p text:style-name="P3"><text:span text:style-name="T5">AssetImage</text:span><text:span text:style-name="T2"> – to add image from the folder </text:span><text:span text:style-name="T3">(images/imageName)</text:span></text:p>
        </text:list-item>
      </text:list>
      <text:list xml:id="list215820783133032" text:continue-list="list2435361021" text:style-name="L1">
        <text:list-item>
          <text:p text:style-name="P57">To add app icon – android- app -src – main – res </text:p>
        </text:list-item>
        <text:list-item>
          <text:p text:style-name="P57">To add App bar – in appBar AppBar put that in a scafold</text:p>
        </text:list-item>
        <text:list-item>
          <text:p text:style-name="P63">Scaffold</text:p>
        </text:list-item>
      </text:list>
      <text:list xml:id="list1118179864" text:style-name="L3">
        <text:list-item>
          <text:p text:style-name="P4"><text:span text:style-name="T9">backgroundColor</text:span><text:span text:style-name="T7"> – to add background color to scaffol</text:span></text:p>
        </text:list-item>
        <text:list-item>
          <text:p text:style-name="P13">body – to add body part. Inside that we can add child widget</text:p>
        </text:list-item>
        <text:list-item>
          <text:p text:style-name="P6"><text:span text:style-name="T8">appBar</text:span><text:span text:style-name="T6"> – to add AppBar widget</text:span></text:p>
        </text:list-item>
        <text:list-item>
          <text:p text:style-name="P7"><text:span text:style-name="T8">SafeArea</text:span><text:span text:style-name="T6"> – this widget used, when we add container as a body and normally it placed at the top left of the phone, so to avoid the notch area we use this widget.</text:span></text:p>
        </text:list-item>
      </text:list>
      <text:list xml:id="list215819930782442" text:continue-list="list215820783133032" text:style-name="L1">
        <text:list-item>
          <text:p text:style-name="P83">cloning a flutter file from github – copy the url, open a new project with version control, after that sometimes, we need to set flutter path. For that go to settings/languages&amp;framework/flutter/sdk path. Then click to get dependecies if the code has any errors.</text:p>
        </text:list-item>
        <text:list-item>
          <text:p text:style-name="P88"><text:span text:style-name="T4">stless</text:span><text:span text:style-name="T1"> – will create a StatelessWidge</text:span></text:p>
        </text:list-item>
        <text:list-item>
          <text:p text:style-name="P89"><text:span text:style-name="T4">Divider() </text:span><text:span text:style-name="T1">- will add a thin horizontal line</text:span></text:p>
        </text:list-item>
        <text:list-item>
          <text:p text:style-name="P88"><text:span text:style-name="T1"><text:s/></text:span><text:span text:style-name="T10">Container</text:span></text:p>
        </text:list-item>
      </text:list>
      <text:list xml:id="list3462376014" text:style-name="L4">
        <text:list-item>
          <text:list>
            <text:list-item>
              <text:p text:style-name="P5"><text:span text:style-name="T17">margin</text:span><text:span text:style-name="T12">.</text:span><text:span text:style-name="T17">EdgeInsets</text:span><text:span text:style-name="T12">.</text:span><text:span text:style-name="T17">all</text:span><text:span text:style-name="T12">(value) – to add margin to all direction</text:span></text:p>
              <text:list>
                <text:list-header>
                  <text:p text:style-name="P5"><text:span text:style-name="T12">.</text:span><text:span text:style-name="T17">symmetric</text:span><text:span text:style-name="T12"> (vertical: value, horizontal: value) </text:span></text:p>
                  <text:p text:style-name="P5"><text:span text:style-name="T12">.</text:span><text:span text:style-name="T17">fromLTRB</text:span><text:span text:style-name="T12">(values for left top right bottom)</text:span></text:p>
                  <text:p text:style-name="P5"><text:span text:style-name="T12">.</text:span><text:span text:style-name="T18">only</text:span><text:span text:style-name="T13">(side: value) </text:span></text:p>
                </text:list-header>
              </text:list>
              <text:p text:style-name="P39">from Flutter Inpector – show debug paint – we can see the margin provided for the container in android studio.</text:p>
            </text:list-item>
            <text:list-item>
              <text:p text:style-name="P8"><text:span text:style-name="T11">We can create a container only with width or with height, and can provide the size infinity, </text:span><text:span text:style-name="T16">double.infinity</text:span><text:span text:style-name="T11"> <text:s/>- this method can use for column or row to make axis alignment.</text:span></text:p>
            </text:list-item>
            <text:list-item>
              <text:p text:style-name="P10"><text:span text:style-name="T11">Above all are same for </text:span><text:span text:style-name="T16">padding</text:span><text:span text:style-name="T11"> also.</text:span></text:p>
            </text:list-item>
          </text:list>
        </text:list-item>
      </text:list>
      <text:list xml:id="list215821403028012" text:continue-list="list215819930782442" text:style-name="L1">
        <text:list-item>
          <text:p text:style-name="P87">Column</text:p>
        </text:list-item>
      </text:list>
      <text:list xml:id="list3483811062" text:style-name="L5">
        <text:list-item>
          <text:p text:style-name="P40">verticalDirection: VerticalDirection.up/down</text:p>
        </text:list-item>
        <text:list-item>
          <text:p text:style-name="P40">mainAxisAlignment: MainAxisAlignment.start/center/spacebetween/spaceevenly etc.</text:p>
        </text:list-item>
        <text:list-item>
          <text:p text:style-name="P41">crossAxisAlignment: </text:p>
        </text:list-item>
        <text:list-item>
          <text:p text:style-name="P9"><text:span text:style-name="T16">SizedBox</text:span><text:span text:style-name="T11"> – to provide space between containers, we can give single value also like height or width.</text:span></text:p>
          <text:p text:style-name="P41">Place this widget after the container where you want space.</text:p>
        </text:list-item>
      </text:list>
      <text:list xml:id="list215820881548996" text:continue-list="list215821403028012" text:style-name="L1">
        <text:list-item>
          <text:p text:style-name="P84"><text:span text:style-name="T28">CircleAvatar</text:span> – create a circle in which we can add image or color etc</text:p>
        </text:list-item>
        <text:list-item>
          <text:p text:style-name="P90"><text:span text:style-name="T26">Text</text:span><text:span text:style-name="T21"> – </text:span><text:span text:style-name="T24">add text and in style: </text:span><text:span text:style-name="T27">TextStyle</text:span><text:span text:style-name="T24">()</text:span></text:p>
          <text:p text:style-name="P90"><text:span text:style-name="T21">fontSize, color, fontWeight, </text:span><text:span text:style-name="T22">fontFamily: </text:span><text:span text:style-name="T23">FontFamily.bold</text:span><text:span text:style-name="T22">, </text:span><text:span text:style-name="T23">letterSpacing</text:span></text:p>
        </text:list-item>
      </text:list>
      <text:list xml:id="list325443822" text:style-name="L6">
        <text:list-item>
          <text:p text:style-name="P48"><text:span text:style-name="T20">To insert custom fond create a folder like Image and in <text:s/></text:span><text:span text:style-name="T25">pubspec.yaml </text:span><text:span text:style-name="T20">create</text:span></text:p>
        </text:list-item>
      </text:list>
      <text:list xml:id="list215820425097038" text:continue-list="list215820881548996" text:style-name="L1">
        <text:list-item>
          <text:p text:style-name="P85"><text:span text:style-name="T28">Icon</text:span> – is same as that of a Image, but we can change the font, color etc. </text:p>
        </text:list-item>
      </text:list>
      <text:list xml:id="list3281191479" text:style-name="L7">
        <text:list-item>
          <text:p text:style-name="P42">Icons.icon_name, size</text:p>
        </text:list-item>
      </text:list>
      <text:list xml:id="list215819961584615" text:continue-list="list215820425097038" text:style-name="L1">
        <text:list-item>
          <text:p text:style-name="P86"><text:span text:style-name="T28">Card</text:span> – slightly rounded corner and shadow </text:p>
        </text:list-item>
      </text:list>
      <text:list xml:id="list654675098" text:style-name="L8">
        <text:list-item>
          <text:p text:style-name="P43">Card ha<text:span text:style-name="T37">s no padding property, </text:span></text:p>
        </text:list-item>
        <text:list-item>
          <text:p text:style-name="P46">we can use margin, color, child etc</text:p>
        </text:list-item>
        <text:list-item>
          <text:p text:style-name="P46">But flutter has a Padding widget, so we can use padding widget as a parent widget of the card.</text:p>
        </text:list-item>
        <text:list-item>
          <text:p text:style-name="P47">Card by default comes with white in color.</text:p>
        </text:list-item>
      </text:list>
      <text:list xml:id="list215820989373706" text:continue-list="list215819961584615" text:style-name="L1">
        <text:list-item>
          <text:p text:style-name="P92"><text:a xlink:type="simple" xlink:href="https://api.flutter.dev/flutter/widgets/Expanded-class.html" text:style-name="Internet_20_link" text:visited-style-name="Visited_20_Internet_20_Link"><text:span text:style-name="T33">Expanded</text:span></text:a><text:span text:style-name="T35"> </text:span><text:span text:style-name="T34">widget makes a child of a </text:span><text:a xlink:type="simple" xlink:href="https://api.flutter.dev/flutter/widgets/Row-class.html" text:style-name="Internet_20_link" text:visited-style-name="Visited_20_Internet_20_Link"><text:span text:style-name="T32">Row</text:span></text:a><text:span text:style-name="T34">, </text:span><text:a xlink:type="simple" xlink:href="https://api.flutter.dev/flutter/widgets/Column-class.html" text:style-name="Internet_20_link" text:visited-style-name="Visited_20_Internet_20_Link"><text:span text:style-name="T32">Column</text:span></text:a><text:span text:style-name="T34">, or </text:span><text:a xlink:type="simple" xlink:href="https://api.flutter.dev/flutter/widgets/Flex-class.html" text:style-name="Internet_20_link" text:visited-style-name="Visited_20_Internet_20_Link"><text:span text:style-name="T32">Flex</text:span></text:a><text:span text:style-name="T35"> </text:span><text:span text:style-name="T34">expand to fill the available space along the main axis (e.g., horizontally for a </text:span><text:a xlink:type="simple" xlink:href="https://api.flutter.dev/flutter/widgets/Row-class.html" text:style-name="Internet_20_link" text:visited-style-name="Visited_20_Internet_20_Link"><text:span text:style-name="T36">Row</text:span></text:a><text:span text:style-name="T35"> </text:span><text:span text:style-name="T34">or vertically for a </text:span><text:a xlink:type="simple" xlink:href="https://api.flutter.dev/flutter/widgets/Column-class.html" text:style-name="Internet_20_link" text:visited-style-name="Visited_20_Internet_20_Link"><text:span text:style-name="T32">Column</text:span></text:a><text:span text:style-name="T34">). If multiple children are expanded, the available space is divided among them according to the </text:span><text:a xlink:type="simple" xlink:href="https://api.flutter.dev/flutter/widgets/Flexible/flex.html" text:style-name="Internet_20_link" text:visited-style-name="Visited_20_Internet_20_Link"><text:span text:style-name="T32">flex</text:span></text:a><text:span text:style-name="T35"> </text:span><text:span text:style-name="T34">factor.</text:span></text:p>
        </text:list-item>
      </text:list>
      <text:list xml:id="list226601395" text:style-name="L9">
        <text:list-item>
          <text:p text:style-name="P49"><text:span text:style-name="T28">flex</text:span>: number – flux is used to give one widget how much more space than other.</text:p>
        </text:list-item>
      </text:list>
      <text:list xml:id="list215821085978058" text:continue-list="list215820989373706" text:style-name="L1">
        <text:list-item>
          <text:p text:style-name="P82"><text:span text:style-name="T11">To add functionality to a widget – Material Components – buttons – </text:span><text:span text:style-name="T14">choose a type of widget there</text:span></text:p>
        </text:list-item>
      </text:list>
      <text:list xml:id="list4286890267" text:style-name="L10">
        <text:list-item>
          <text:p text:style-name="P44"><text:soft-page-break/>may be some widget comes with padding or any other features, to check that – flutter inspector – selcet that widget, so the details comes in down, and search what u want by simply typing.</text:p>
        </text:list-item>
        <text:list-item>
          <text:p text:style-name="P11"><text:span text:style-name="T11">For</text:span><text:span text:style-name="T16"> FlatButton, </text:span><text:span text:style-name="T11"><text:s/>we have to give </text:span><text:span text:style-name="T16">on</text:span><text:span text:style-name="T19">Pressed: (){do}</text:span></text:p>
        </text:list-item>
        <text:list-item>
          <text:p text:style-name="P12"><text:span text:style-name="T15">T</text:span><text:span text:style-name="T11">o insert a variable in quotation, use </text:span><text:span text:style-name="T16">$varName</text:span></text:p>
        </text:list-item>
        <text:list-item>
          <text:p text:style-name="P45">creating a variable inside the build widget is only run in hot reload. </text:p>
        </text:list-item>
      </text:list>
      <text:list xml:id="list215821878484700" text:continue-list="list215821085978058" text:style-name="L1">
        <text:list-item>
          <text:p text:style-name="P58">stful – shortcut for stateful widget. </text:p>
        </text:list-item>
      </text:list>
      <text:list xml:id="list3654492659" text:style-name="L11">
        <text:list-item>
          <text:p text:style-name="P34"><text:span text:style-name="T28">SetState((){ </text:span><text:span text:style-name="T29">do </text:span><text:span text:style-name="T28">}</text:span><text:span text:style-name="T29">)</text:span><text:span text:style-name="T38">; - this will call the function again to <text:s/>make the state chage. </text:span></text:p>
        </text:list-item>
      </text:list>
      <text:list xml:id="list215820244722169" text:continue-list="list215821878484700" text:style-name="L1">
        <text:list-item>
          <text:p text:style-name="P59">import ‘dart:math’;</text:p>
        </text:list-item>
      </text:list>
      <text:list xml:id="list2141432926" text:style-name="L12">
        <text:list-item>
          <text:p text:style-name="P35">Random().nextInd(max) – from zero to max, excluding max.</text:p>
        </text:list-item>
        <text:list-item>
          <text:p text:style-name="P35">Random().nextInd(max) + 1; to get from 1 to max, ie including max</text:p>
        </text:list-item>
      </text:list>
      <text:list xml:id="list215820958753420" text:continue-list="list215820244722169" text:style-name="L1">
        <text:list-item>
          <text:p text:style-name="P60">To use the <text:span text:style-name="T28">dart/flutter packages</text:span>, install it in their website and in pubspec.yaml uder the dependecies add the name as in the instruction below the package in the site. And import it in the project.</text:p>
        </text:list-item>
      </text:list>
      <text:list xml:id="list3849603298" text:style-name="L13">
        <text:list-item>
          <text:p text:style-name="P36">To get more details about the package after importing – External Libraries – Dart Packages – package name – src - </text:p>
        </text:list-item>
      </text:list>
      <text:list xml:id="list215821346660105" text:continue-list="list215820958753420" text:style-name="L1">
        <text:list-item>
          <text:p text:style-name="P61"><text:span text:style-name="T28">Audio Player</text:span>:</text:p>
        </text:list-item>
      </text:list>
      <text:list xml:id="list494130015" text:style-name="L14">
        <text:list-item>
          <text:p text:style-name="P37">final player = AudioCache();</text:p>
          <text:p text:style-name="P37">player.play(‘filename’); </text:p>
        </text:list-item>
        <text:list-item>
          <text:p text:style-name="P37">the above code will put inside the onPressed of FlatButton widget. Instead of player we can use any name, </text:p>
        </text:list-item>
        <text:list-item>
          <text:p text:style-name="P37">AudioCache is for using audio file from the folder assets not from the internet, we have to make changes in the import session also.</text:p>
        </text:list-item>
        <text:list-item>
          <text:p text:style-name="P37">Here filename is simply the name of the audio file inside the assets, dont put assets/filename like in Images, because this package already condier that file is inside the assets folder. </text:p>
        </text:list-item>
      </text:list>
      <text:list xml:id="list215821614196587" text:continue-list="list215821346660105" text:style-name="L1">
        <text:list-item>
          <text:p text:style-name="P66">Creating a widget function</text:p>
        </text:list-item>
      </text:list>
      <text:list xml:id="list2340736038" text:style-name="L15">
        <text:list-item>
          <text:list>
            <text:list-item>
              <text:list>
                <text:list-item>
                  <text:p text:style-name="P38"><text:span text:style-name="T39">Expanded </text:span><text:span text:style-name="T40">buildKey</text:span><text:span text:style-name="T39">({Color color</text:span><text:span text:style-name="T41">, </text:span><text:span text:style-name="T39">int soundNum }){</text:span><text:line-break/><text:span text:style-name="T39"> <text:s/></text:span><text:span text:style-name="T41">return </text:span><text:span text:style-name="T40">Expanded</text:span><text:span text:style-name="T39">(</text:span><text:line-break/><text:span text:style-name="T39"> <text:s text:c="3"/>child: </text:span><text:span text:style-name="T40">FlatButton</text:span><text:span text:style-name="T39">(</text:span><text:line-break/><text:span text:style-name="T39"> <text:s text:c="5"/>color: color</text:span><text:span text:style-name="T41">,</text:span><text:line-break/><text:span text:style-name="T41"> <text:s text:c="5"/></text:span><text:span text:style-name="T39">onPressed: (){</text:span><text:line-break/><text:span text:style-name="T39"> <text:s text:c="7"/>playSound(num: soundNum)</text:span><text:span text:style-name="T41">;</text:span><text:line-break/><text:span text:style-name="T41"> <text:s text:c="5"/></text:span><text:span text:style-name="T39">}</text:span><text:span text:style-name="T41">,</text:span><text:line-break/><text:span text:style-name="T41"> <text:s text:c="3"/></text:span><text:span text:style-name="T39">)</text:span><text:span text:style-name="T41">,</text:span><text:line-break/><text:span text:style-name="T41"> <text:s/></text:span><text:span text:style-name="T39">)</text:span><text:span text:style-name="T41">;</text:span><text:line-break/><text:span text:style-name="T39">}</text:span></text:p>
                </text:list-item>
                <text:list-item>
                  <text:p text:style-name="P38"><text:span text:style-name="T39">buildKey(color: Colors.</text:span><text:span text:style-name="T42">red</text:span><text:span text:style-name="T41">, </text:span><text:span text:style-name="T39">soundNum: </text:span><text:span text:style-name="T43">1</text:span><text:span text:style-name="T39">)</text:span><text:span text:style-name="T41">, - </text:span><text:span text:style-name="T44">calling the funtion</text:span></text:p>
                  <text:p text:style-name="P38"/>
                </text:list-item>
              </text:list>
            </text:list-item>
          </text:list>
        </text:list-item>
      </text:list>
      <text:list xml:id="list215820710238895" text:continue-list="list215821614196587" text:style-name="L1">
        <text:list-item>
          <text:p text:style-name="P62">=&gt; in function is used only for single line fuction. Which avoids the using or {} and return </text:p>
        </text:list-item>
        <text:list-item>
          <text:p text:style-name="P62">//<text:span text:style-name="T45">TODO: what to do </text:span></text:p>
        </text:list-item>
        <text:list-item>
          <text:p text:style-name="P64">Functions</text:p>
        </text:list-item>
      </text:list>
      <text:list xml:id="list3890086722" text:style-name="L16">
        <text:list-item>
          <text:p text:style-name="P14">void funcName ({type parameter}) {do}– when calling this function with a parameter </text:p>
          <text:list>
            <text:list-header>
              <text:p text:style-name="P14">funcName(parameter: value);</text:p>
            </text:list-header>
          </text:list>
        </text:list-item>
        <text:list-item>
          <text:p text:style-name="P14"/>
        </text:list-item>
      </text:list>
      <text:list xml:id="list215821086100982" text:continue-list="list215820710238895" text:style-name="L1">
        <text:list-item>
          <text:p text:style-name="P64">class:</text:p>
        </text:list-item>
      </text:list>
      <text:list xml:id="list1484622272" text:style-name="L17">
        <text:list-item>
          <text:p text:style-name="P16">4 pillars of OOP</text:p>
          <text:list>
            <text:list-item>
              <text:p text:style-name="P16">Abstraction, Encapsulation, Inheritance, Polymorphism</text:p>
            </text:list-item>
          </text:list>
        </text:list-item>
        <text:list-item>
          <text:p text:style-name="P15">class ClassName {do}– class name always starts with capital letter.</text:p>
        </text:list-item>
        <text:list-item>
          <text:p text:style-name="P17">Property – variable inside the class is know as property</text:p>
        </text:list-item>
        <text:list-item>
          <text:p text:style-name="P17">methods- functions inside the class in known as methods</text:p>
          <text:p text:style-name="P17"/>
        </text:list-item>
        <text:list-item>
          <text:p text:style-name="P15">Inside the class we create a constuctor with the same name as that of class</text:p>
          <text:list>
            <text:list-item>
              <text:p text:style-name="P15"><text:soft-page-break/>ClassName({ type parameter}) {do}</text:p>
            </text:list-item>
          </text:list>
        </text:list-item>
        <text:list-item>
          <text:p text:style-name="P15">to create an object of the class</text:p>
          <text:list>
            <text:list-item>
              <text:p text:style-name="P15">ClassName variable = ClassName(parameter: data);</text:p>
            </text:list-item>
            <text:list-item>
              <text:p text:style-name="P15">first ClassName is the type, and 2<text:span text:style-name="T46">nd</text:span> is the constuctor. </text:p>
            </text:list-item>
          </text:list>
        </text:list-item>
        <text:list-item>
          <text:p text:style-name="P18">To call an object ie a function or a data type inside the class</text:p>
          <text:list>
            <text:list-item>
              <text:p text:style-name="P18">variable.<text:span text:style-name="T47">property </text:span></text:p>
            </text:list-item>
            <text:list-item>
              <text:p text:style-name="P17">variable.method()</text:p>
            </text:list-item>
          </text:list>
        </text:list-item>
        <text:list-item>
          <text:p text:style-name="P50">Encapsulation</text:p>
          <text:list>
            <text:list-item>
              <text:p text:style-name="P19">making a property of a class private</text:p>
            </text:list-item>
            <text:list-item>
              <text:p text:style-name="P20">by adding _ (underScore) at the begiging of the name of the property.</text:p>
            </text:list-item>
            <text:list-item>
              <text:p text:style-name="P22">But when encapsulating a property of a class, then we can not call it directly outside the class.</text:p>
            </text:list-item>
            <text:list-item>
              <text:p text:style-name="P21"><text:span text:style-name="T48">Create a method inside the class to call that property, and call the method outside the class when need that property.</text:span> </text:p>
            </text:list-item>
          </text:list>
        </text:list-item>
        <text:list-item>
          <text:p text:style-name="P51">Inheritance</text:p>
          <text:list>
            <text:list-item>
              <text:p text:style-name="P23">A class is able to inherit properties and methods from their parent class.</text:p>
            </text:list-item>
            <text:list-item>
              <text:p text:style-name="P23"><text:s/><text:span text:style-name="T49">class ClassName </text:span><text:span text:style-name="T30">extends</text:span><text:span text:style-name="T49"> ParentClass{do}</text:span></text:p>
            </text:list-item>
          </text:list>
        </text:list-item>
        <text:list-item>
          <text:p text:style-name="P52">Polymorphism</text:p>
          <text:list>
            <text:list-item>
              <text:p text:style-name="P31">when inheriting from the parent class, if you want to customise the some of the methods.</text:p>
              <text:list>
                <text:list-item>
                  <text:p text:style-name="P32"><text:span text:style-name="T28">@override </text:span>is used above the method we want to over ride.</text:p>
                </text:list-item>
              </text:list>
            </text:list-item>
            <text:list-item>
              <text:p text:style-name="P32">We can also add something to the method that we taken form the parent class</text:p>
              <text:list>
                <text:list-item>
                  <text:p text:style-name="P33">inside @override, and the method name, <text:span text:style-name="T28">super.</text:span>method(), then type want we want.</text:p>
                </text:list-item>
              </text:list>
            </text:list-item>
            <text:list-item>
              <text:p text:style-name="P32"/>
            </text:list-item>
          </text:list>
        </text:list-item>
        <text:list-item>
          <text:p text:style-name="P53">Constructor</text:p>
          <text:list>
            <text:list-item>
              <text:p text:style-name="P24">ClassName(type variable){variableInClass = variable}</text:p>
              <text:list>
                <text:list-item>
                  <text:p text:style-name="P24">in this type when creating its object we can simply pass the value in the same order of variable inside the constuctor</text:p>
                </text:list-item>
                <text:list-item>
                  <text:p text:style-name="P24">when using same name for variable inside the constuctor and for variableInClass then use this.variable to replesent the variableInClass.</text:p>
                  <text:list>
                    <text:list-item>
                      <text:list>
                        <text:list-item>
                          <text:p text:style-name="P24">ClassName<text:span text:style-name="T28">({</text:span>type variable<text:span text:style-name="T28">})</text:span>{this.variable = variable}</text:p>
                        </text:list-item>
                        <text:list-item>
                          <text:p text:style-name="P24">instead of this we can also pass variable directly</text:p>
                          <text:list>
                            <text:list-item>
                              <text:p text:style-name="P24">ClassName({this.variable});</text:p>
                            </text:list-item>
                          </text:list>
                        </text:list-item>
                      </text:list>
                    </text:list-item>
                  </text:list>
                </text:list-item>
              </text:list>
            </text:list-item>
            <text:list-item>
              <text:p text:style-name="P24">ClassName({type variable}){variableInClass = variable}</text:p>
              <text:list>
                <text:list-item>
                  <text:p text:style-name="P24">when creating an object use (variable: value)</text:p>
                </text:list-item>
              </text:list>
            </text:list-item>
            <text:list-item>
              <text:p text:style-name="P24"/>
            </text:list-item>
          </text:list>
        </text:list-item>
        <text:list-item>
          <text:p text:style-name="P24"/>
        </text:list-item>
      </text:list>
      <text:list xml:id="list215821946834912" text:continue-list="list215821086100982" text:style-name="L1">
        <text:list-item>
          <text:p text:style-name="P67">when adding color by hashtag –<text:span text:style-name="T28"> Color(0xFF</text:span>-----) the rest is the value without #.</text:p>
        </text:list-item>
        <text:list-item>
          <text:p text:style-name="P68">to avoid repetitive use of a widget – flutter outline – right click the widget and select <text:span text:style-name="T31">E</text:span><text:span text:style-name="T28">xtract widget</text:span>. <text:span text:style-name="T50">Then flutter creates a class with the name we provide, to reuse that all the place.</text:span></text:p>
        </text:list-item>
      </text:list>
      <text:p text:style-name="P1"/>
      <text:list xml:id="list215820876463340" text:continue-numbering="true" text:style-name="L1">
        <text:list-item>
          <text:p text:style-name="P65">Dart Data types</text:p>
        </text:list-item>
      </text:list>
      <text:list xml:id="list1248350724" text:style-name="L18">
        <text:list-item>
          <text:list>
            <text:list-item>
              <text:list>
                <text:list-item>
                  <text:p text:style-name="P25">Double – for floating values</text:p>
                </text:list-item>
                <text:list-item>
                  <text:p text:style-name="P25">String – for strings</text:p>
                </text:list-item>
                <text:list-item>
                  <text:p text:style-name="P25">num – for both floating and integer values</text:p>
                </text:list-item>
                <text:list-item>
                  <text:p text:style-name="P25">var – for both string, integer, float and boolean values</text:p>
                </text:list-item>
                <text:list-item>
                  <text:p text:style-name="P25">dynamic – same as that of var for data type</text:p>
                  <text:list>
                    <text:list-item>
                      <text:p text:style-name="P25">When making lists, dynamic is more apt than var.</text:p>
                    </text:list-item>
                  </text:list>
                </text:list-item>
              </text:list>
              <text:p text:style-name="P25">In dynamic we can change the type, whereas in var initial type can not change.</text:p>
              <text:list text:continue-numbering="true">
                <text:list-item>
                  <text:p text:style-name="P25">final – same as that of var and dynamic. But we can only store once in final, </text:p>
                  <text:list>
                    <text:list-item>
                      <text:p text:style-name="P25">where as in var, we can assign same type again and agian, </text:p>
                    </text:list-item>
                  </text:list>
                </text:list-item>
              </text:list>
            </text:list-item>
          </text:list>
        </text:list-item>
      </text:list>
      <text:list xml:id="list215820368569910" text:continue-list="list215820876463340" text:style-name="L1">
        <text:list-item>
          <text:p text:style-name="P69"><text:span text:style-name="T28">enumerator</text:span> – create like a class</text:p>
          <text:p text:style-name="P69"><text:s/>enum EnumName{names of enum}</text:p>
          <text:list>
            <text:list-header>
              <text:p text:style-name="P69"><text:soft-page-break/><text:s/>enums are created outsie the class.</text:p>
            </text:list-header>
          </text:list>
        </text:list-item>
        <text:list-item>
          <text:p text:style-name="P80">Ternary Operatior</text:p>
          <text:list>
            <text:list-header>
              <text:p text:style-name="P69"><text:s/><text:tab/>condition ? DoThisIfTrue : DoThisIfFalse;</text:p>
            </text:list-header>
          </text:list>
        </text:list-item>
      </text:list>
      <text:p text:style-name="P2"/>
      <text:list xml:id="list215821165061038" text:continue-numbering="true" text:style-name="L1">
        <text:list-item>
          <text:p text:style-name="P93">Map</text:p>
        </text:list-item>
      </text:list>
      <text:list xml:id="list927721745" text:style-name="L19">
        <text:list-item>
          <text:p text:style-name="P26">Map &lt;keyType, ValueType&gt; mapName ={ key:Value, };</text:p>
        </text:list-item>
        <text:list-item>
          <text:p text:style-name="P26">mapName[key] – to use the map</text:p>
        </text:list-item>
      </text:list>
      <text:list xml:id="list215820575211256" text:continue-list="list215821165061038" text:style-name="L1">
        <text:list-item>
          <text:p text:style-name="P70"/>
        </text:list-item>
        <text:list-item>
          <text:p text:style-name="P94">Navigator</text:p>
        </text:list-item>
      </text:list>
      <text:list xml:id="list4294242095" text:style-name="L20">
        <text:list-item>
          <text:list>
            <text:list-item>
              <text:p text:style-name="P27">Navigator.push(context, MaterialPageRoute (builder: (context) =&gt; pageName(),),);</text:p>
            </text:list-item>
            <text:list-item>
              <text:p text:style-name="P27">Navigator.pop(context)</text:p>
            </text:list-item>
            <text:list-item>
              <text:p text:style-name="P27">if multiple pages then create </text:p>
              <text:list>
                <text:list-item>
                  <text:p text:style-name="P27">initialRoute:’key of homepage’,</text:p>
                </text:list-item>
                <text:list-item>
                  <text:p text:style-name="P27">routes:{‘key’: (context) =&gt; page1(), ‘key’:(context)=&gt;page2,}</text:p>
                </text:list-item>
              </text:list>
            </text:list-item>
          </text:list>
        </text:list-item>
      </text:list>
      <text:list xml:id="list215820417645202" text:continue-list="list215820575211256" text:style-name="L1">
        <text:list-item>
          <text:p text:style-name="P71">like FlatButon, we have <text:span text:style-name="T28">GestureDetector</text:span>, and <text:span text:style-name="T28">RaisedButton</text:span></text:p>
        </text:list-item>
        <text:list-item>
          <text:p text:style-name="P71"/>
        </text:list-item>
        <text:list-item>
          <text:p text:style-name="P73">Async – normally in dart everything happens synchronous, ie step by step. So if the intermediate step takes long time, then the steps after only happens that long step. So to avoid this we use async.</text:p>
        </text:list-item>
        <text:list-item>
          <text:p text:style-name="P74"><text:span text:style-name="T28">InitState</text:span>(){} - is used to call something when the page or a stateful widget is called. It only called once.<text:tab/></text:p>
        </text:list-item>
        <text:list-item>
          <text:p text:style-name="P75"><text:span text:style-name="T28">try</text:span>{try ot do something} <text:span text:style-name="T28">catch</text:span>(e){print(e);}</text:p>
        </text:list-item>
        <text:list-item>
          <text:p text:style-name="P76">to raise an exeption use – <text:span text:style-name="T28">throw</text:span> ‘error msg’;</text:p>
        </text:list-item>
        <text:list-item>
          <text:p text:style-name="P76">someVariable ?? defaultValue – its a kind of if statement, if the someVariable is none then use defaultValue.</text:p>
        </text:list-item>
        <text:list-item>
          <text:p text:style-name="P77">Import dart convert package to convert json file</text:p>
        </text:list-item>
      </text:list>
      <text:list xml:id="list3977861942" text:style-name="L21">
        <text:list-item>
          <text:p text:style-name="P28"><text:span text:style-name="T28">jsonDecode</text:span>(var)[key]</text:p>
        </text:list-item>
      </text:list>
      <text:list xml:id="list215820758605382" text:continue-list="list215820417645202" text:style-name="L1">
        <text:list-item>
          <text:p text:style-name="P78"><text:span text:style-name="T28">geolocator</text:span> package is used to grab the location of the user, which is lattitude and longitude.</text:p>
        </text:list-item>
      </text:list>
      <text:list xml:id="list1951785858" text:style-name="L22">
        <text:list-item>
          <text:p text:style-name="P91"><text:span text:style-name="T52">When using location, to get the user permission, we have to copy some code inot android-app-res-</text:span><text:span text:style-name="T54">androidmanifesto.xml</text:span></text:p>
          <text:list>
            <text:list-header>
              <text:p text:style-name="P72">And for in ios – runner-<text:span text:style-name="T28">info.plist</text:span></text:p>
            </text:list-header>
          </text:list>
        </text:list-item>
      </text:list>
      <text:list xml:id="list215821330822941" text:continue-list="list215820758605382" text:style-name="L1">
        <text:list-item>
          <text:p text:style-name="P79"><text:span text:style-name="T28">http</text:span> package is used to get the details from an url. Ie by using <text:span text:style-name="T28">api</text:span>.</text:p>
        </text:list-item>
      </text:list>
      <text:list xml:id="list2172787813" text:style-name="L23">
        <text:list-item>
          <text:list>
            <text:list-item>
              <text:p text:style-name="P29">Response varName = get(url) – is the method to store the data in varName in json form.</text:p>
            </text:list-item>
            <text:list-item>
              <text:p text:style-name="P54"><text:span text:style-name="T53">V</text:span><text:span text:style-name="T51">arName.statuscode – to get the </text:span></text:p>
            </text:list-item>
          </text:list>
        </text:list-item>
      </text:list>
      <text:list xml:id="list215820544570826" text:continue-list="list215821330822941" text:style-name="L1">
        <text:list-item>
          <text:p text:style-name="P79"><text:span text:style-name="T28">Spinkit</text:span> package is used to make a loading icons in screen.</text:p>
        </text:list-item>
      </text:list>
      <text:list xml:id="list1131072857" text:style-name="L24">
        <text:list-item>
          <text:p text:style-name="P30">We can use spinkit types as like any other widgets.</text:p>
        </text:list-item>
      </text:list>
      <text:list xml:id="list215820282696842" text:continue-list="list215820544570826" text:style-name="L1">
        <text:list-item>
          <text:p text:style-name="P79"/>
        </text:list-item>
        <text:list-item>
          <text:p text:style-name="P79"/>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11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27T16:52:15.652787541</meta:creation-date>
    <meta:generator>LibreOffice/7.0.1.2$Linux_X86_64 LibreOffice_project/00$Build-2</meta:generator>
    <dc:date>2020-10-15T21:58:19.760681913</dc:date>
    <meta:editing-duration>PT10H16M11S</meta:editing-duration>
    <meta:editing-cycles>24</meta:editing-cycles>
    <meta:document-statistic meta:table-count="0" meta:image-count="0" meta:object-count="0" meta:page-count="4" meta:paragraph-count="156" meta:word-count="1619" meta:character-count="9393" meta:non-whitespace-character-count="7947"/>
  </office:meta>
</office:document-meta>
</file>